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EB000001706B405AD6.png"/>
  <manifest:file-entry manifest:media-type="image/png" manifest:full-path="Pictures/10000000000004BD000001BA893F565C.png"/>
  <manifest:file-entry manifest:media-type="image/png" manifest:full-path="Pictures/100000000000012A0000009DBE7AE038.png"/>
  <manifest:file-entry manifest:media-type="image/png" manifest:full-path="Pictures/10000000000002BB000001CE51889C45.png"/>
  <manifest:file-entry manifest:media-type="image/png" manifest:full-path="Pictures/100000000000018E00000163F79459C2.png"/>
  <manifest:file-entry manifest:media-type="image/png" manifest:full-path="Pictures/10000000000003A1000000F2EAD44750.png"/>
  <manifest:file-entry manifest:media-type="image/png" manifest:full-path="Pictures/10000000000004480000010DE5155327.png"/>
  <manifest:file-entry manifest:media-type="image/png" manifest:full-path="Pictures/1000000000000305000001E163073CB1.png"/>
  <manifest:file-entry manifest:media-type="image/png" manifest:full-path="Pictures/10000000000004C0000001A12AEA5160.png"/>
  <manifest:file-entry manifest:media-type="image/png" manifest:full-path="Pictures/10000000000003E50000011BDC5A534A.png"/>
  <manifest:file-entry manifest:media-type="image/png" manifest:full-path="Pictures/10000000000002F8000001BF0F81B77D.png"/>
  <manifest:file-entry manifest:media-type="image/png" manifest:full-path="Pictures/100000000000047600000121589E013B.png"/>
  <manifest:file-entry manifest:media-type="image/png" manifest:full-path="Pictures/100000000000024600000140139F0A97.png"/>
  <manifest:file-entry manifest:media-type="image/png" manifest:full-path="Pictures/10000000000004A8000001428204E914.png"/>
  <manifest:file-entry manifest:media-type="image/png" manifest:full-path="Pictures/100000000000032D000001036E05A278.png"/>
  <manifest:file-entry manifest:media-type="image/png" manifest:full-path="Pictures/10000000000004D80000017CE4F133FD.png"/>
  <manifest:file-entry manifest:media-type="image/png" manifest:full-path="Pictures/10000000000004A6000000E8923E143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color="#800000" fo:font-weight="normal" style:language-asian="zh" style:country-asian="CN" style:font-weight-asian="normal" style:font-weight-complex="normal"/>
    </style:style>
    <style:style style:name="T1" style:family="text">
      <style:text-properties style:language-asian="zh" style:country-asian="CN"/>
    </style:style>
    <style:style style:name="T2" style:family="text">
      <style:text-properties fo:color="#800000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6"/><text:span text:style-name="T1">报废明细表</text:span></text:p>
      <text:p text:style-name="P1"><draw:frame draw:style-name="fr1" draw:name="图形1" text:anchor-type="paragraph" svg:x="-0.157cm" svg:y="0.342cm" svg:width="16.999cm" svg:height="5.828cm" draw:z-index="0"><draw:image xlink:href="Pictures/10000000000004C0000001A12AEA5160.png" xlink:type="simple" xlink:show="embed" xlink:actuate="onLoad"/></draw:frame></text:p>
      <text:p text:style-name="P1"><draw:frame draw:style-name="fr2" draw:name="图形2" text:anchor-type="paragraph" svg:width="16.999cm" svg:height="10.576cm" draw:z-index="1"><draw:image xlink:href="Pictures/1000000000000305000001E163073CB1.png" xlink:type="simple" xlink:show="embed" xlink:actuate="onLoad"/></draw:frame></text:p>
      <text:p text:style-name="P1"><text:s text:c="50"/>异常单</text:p>
      <text:p text:style-name="P1"><draw:frame draw:style-name="fr2" draw:name="图形3" text:anchor-type="paragraph" svg:width="16.999cm" svg:height="6.916cm" draw:z-index="2"><draw:image xlink:href="Pictures/10000000000004480000010DE5155327.png" xlink:type="simple" xlink:show="embed" xlink:actuate="onLoad"/></draw:frame></text:p>
      <text:p text:style-name="P1"><text:soft-page-break/></text:p>
      <text:p text:style-name="P1"><draw:frame draw:style-name="fr2" draw:name="图形4" text:anchor-type="paragraph" svg:width="16.999cm" svg:height="11.234cm" draw:z-index="3"><draw:image xlink:href="Pictures/10000000000002BB000001CE51889C45.png" xlink:type="simple" xlink:show="embed" xlink:actuate="onLoad"/></draw:frame></text:p>
      <text:p text:style-name="P1"/>
      <text:p text:style-name="P1"><text:s text:c="50"/>快速班组绩效</text:p>
      <text:p text:style-name="P1"/>
      <text:p text:style-name="P1"/>
      <text:p text:style-name="P1"><draw:frame draw:style-name="fr2" draw:name="图形5" text:anchor-type="paragraph" svg:width="16.999cm" svg:height="7.015cm" draw:z-index="4"><draw:image xlink:href="Pictures/10000000000004EB000001706B405AD6.png" xlink:type="simple" xlink:show="embed" xlink:actuate="onLoad"/></draw:frame></text:p>
      <text:p text:style-name="P1"/>
      <text:p text:style-name="P1">绩效</text:p>
      <text:p text:style-name="P1"><draw:frame draw:style-name="fr3" draw:name="图形6" text:anchor-type="paragraph" svg:width="16.999cm" svg:height="9.998cm" draw:z-index="5"><draw:image xlink:href="Pictures/10000000000002F8000001BF0F81B77D.png" xlink:type="simple" xlink:show="embed" xlink:actuate="onLoad"/></draw:frame><text:soft-page-break/></text:p>
      <text:p text:style-name="P1"/>
      <text:p text:style-name="P1"/>
      <text:p text:style-name="P1"><text:s text:c="47"/>在制单明细表</text:p>
      <text:p text:style-name="P1"><draw:frame draw:style-name="fr2" draw:name="图形7" text:anchor-type="paragraph" svg:width="16.999cm" svg:height="4.427cm" draw:z-index="6"><draw:image xlink:href="Pictures/10000000000003A1000000F2EAD44750.png" xlink:type="simple" xlink:show="embed" xlink:actuate="onLoad"/></draw:frame></text:p>
      <text:p text:style-name="P1"><draw:frame draw:style-name="fr2" draw:name="图形8" text:anchor-type="paragraph" svg:width="16.999cm" svg:height="3.313cm" draw:z-index="7"><draw:image xlink:href="Pictures/10000000000004A6000000E8923E1432.png" xlink:type="simple" xlink:show="embed" xlink:actuate="onLoad"/></draw:frame></text:p>
      <text:p text:style-name="P1"><text:s text:c="40"/><text:span text:style-name="T2"><text:s text:c="5"/></text:span></text:p>
      <text:p text:style-name="P2"><draw:frame draw:style-name="fr2" draw:name="图形9" text:anchor-type="paragraph" svg:width="16.999cm" svg:height="5.415cm" draw:z-index="8"><draw:image xlink:href="Pictures/100000000000032D000001036E05A278.png" xlink:type="simple" xlink:show="embed" xlink:actuate="onLoad"/></draw:frame><text:soft-page-break/> </text:p>
      <text:p text:style-name="P2"/>
      <text:p text:style-name="P2"/>
      <text:p text:style-name="P2"/>
      <text:p text:style-name="P2"/>
      <text:p text:style-name="P2"/>
      <text:p text:style-name="P2"><draw:frame draw:style-name="fr1" draw:name="图形10" text:anchor-type="paragraph" svg:x="0.109cm" svg:y="0.831cm" svg:width="16.999cm" svg:height="4.3cm" draw:z-index="9"><draw:image xlink:href="Pictures/100000000000047600000121589E013B.png" xlink:type="simple" xlink:show="embed" xlink:actuate="onLoad"/></draw:frame> 入库明细表</text:p>
      <text:p text:style-name="P2"/>
      <text:p text:style-name="P2"><draw:frame draw:style-name="fr4" draw:name="图形11" text:anchor-type="paragraph" svg:width="7.885cm" svg:height="4.154cm" draw:z-index="10"><draw:image xlink:href="Pictures/100000000000012A0000009DBE7AE038.png" xlink:type="simple" xlink:show="embed" xlink:actuate="onLoad"/></draw:frame></text:p>
      <text:p text:style-name="P2"/>
      <text:p text:style-name="P2"/>
      <text:p text:style-name="P2"/>
      <text:p text:style-name="P2"><text:s text:c="14"/>投入产出计划表</text:p>
      <text:p text:style-name="P2"><draw:frame draw:style-name="fr2" draw:name="图形12" text:anchor-type="paragraph" svg:width="16.999cm" svg:height="5.209cm" draw:z-index="11"><draw:image xlink:href="Pictures/10000000000004D80000017CE4F133FD.png" xlink:type="simple" xlink:show="embed" xlink:actuate="onLoad"/></draw:frame><text:soft-page-break/></text:p>
      <text:p text:style-name="P2"/>
      <text:p text:style-name="P2"/>
      <text:p text:style-name="P2"><draw:frame draw:style-name="fr2" draw:name="图形13" text:anchor-type="paragraph" svg:width="16.999cm" svg:height="4.591cm" draw:z-index="12"><draw:image xlink:href="Pictures/10000000000004A8000001428204E914.png" xlink:type="simple" xlink:show="embed" xlink:actuate="onLoad"/></draw:frame></text:p>
      <text:p text:style-name="P2"/>
      <text:p text:style-name="P2"/>
      <text:p text:style-name="P2"><draw:frame draw:style-name="fr2" draw:name="图形14" text:anchor-type="paragraph" svg:width="16.999cm" svg:height="4.824cm" draw:z-index="13"><draw:image xlink:href="Pictures/10000000000003E50000011BDC5A534A.png" xlink:type="simple" xlink:show="embed" xlink:actuate="onLoad"/></draw:frame></text:p>
      <text:p text:style-name="P2"/>
      <text:p text:style-name="P2"/>
      <text:p text:style-name="P2"><draw:frame draw:style-name="fr4" draw:name="图形15" text:anchor-type="paragraph" svg:width="15.399cm" svg:height="8.467cm" draw:z-index="14"><draw:image xlink:href="Pictures/100000000000024600000140139F0A97.png" xlink:type="simple" xlink:show="embed" xlink:actuate="onLoad"/></draw:frame><text:soft-page-break/></text:p>
      <text:p text:style-name="P2"/>
      <text:p text:style-name="P2"/>
      <text:p text:style-name="P2"><text:s text:c="31"/>生产数据统计</text:p>
      <text:p text:style-name="P2"><draw:frame draw:style-name="fr2" draw:name="图形16" text:anchor-type="paragraph" svg:width="16.999cm" svg:height="6.193cm" draw:z-index="15"><draw:image xlink:href="Pictures/10000000000004BD000001BA893F565C.png" xlink:type="simple" xlink:show="embed" xlink:actuate="onLoad"/></draw:frame><draw:frame draw:style-name="fr1" draw:name="图形17" text:anchor-type="paragraph" svg:x="3.895cm" svg:y="6.445cm" svg:width="10.53cm" svg:height="8.285cm" draw:z-index="16"><draw:image xlink:href="Pictures/100000000000018E00000163F79459C2.png" xlink:type="simple" xlink:show="embed" xlink:actuate="onLoad"/></draw:frame></text:p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29S</meta:editing-duration>
    <meta:editing-cycles>26</meta:editing-cycles>
    <meta:generator>OpenOffice.org/3.4$Win32 OpenOffice.org_project/340m1$Build-9590</meta:generator>
    <dc:date>2012-08-24T10:57:56.03</dc:date>
    <meta:document-statistic meta:table-count="0" meta:image-count="17" meta:object-count="0" meta:page-count="7" meta:paragraph-count="10" meta:word-count="40" meta:character-count="345"/>
    <meta:user-defined meta:name="Info 1"/>
    <meta:user-defined meta:name="Info 2"/>
    <meta:user-defined meta:name="Info 3"/>
    <meta:user-defined meta:name="Info 4"/>
  </office:meta>
</office:document-meta>
</file>